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2cm" svg:x="1.524cm" svg:y="0.762cm">
          <draw:text-box>
            <text:p text:style-name="P1"><text:span text:style-name="T1">Epistle Reading</text:span></text:p>
            <text:p text:style-name="P1"><text:span text:style-name="T2">1 Peter 1:17–25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638cm" svg:height="6.263cm" svg:x="1.524cm" svg:y="0.762cm">
          <draw:text-box>
            <text:p text:style-name="P4"><text:span text:style-name="T3">17</text:span><text:span text:style-name="T4">And if you call on him as Father who judges impartially according to each one’s deeds, conduct yourselves with fear throughout the time of your exil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638cm" svg:height="7.766cm" svg:x="1.524cm" svg:y="0.762cm">
          <draw:text-box>
            <text:p text:style-name="P4"><text:span text:style-name="T3">18</text:span><text:span text:style-name="T4">knowing that you were ransomed from the futile ways inherited from your forefathers, not with perishable things such as silver or gold, </text:span><text:span text:style-name="T3">19</text:span><text:span text:style-name="T4">but with the precious blood of Christ, like that of a lamb without blemish or spo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2" draw:layer="layout" svg:width="24.638cm" svg:height="4.76cm" svg:x="1.524cm" svg:y="0.762cm">
          <draw:text-box>
            <text:p text:style-name="P4"><text:span text:style-name="T3">20</text:span><text:span text:style-name="T4">He was foreknown before the foundation of the world but was made manifest in the last times for your sak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2" draw:layer="layout" svg:width="24.638cm" svg:height="4.76cm" svg:x="1.524cm" svg:y="0.762cm">
          <draw:text-box>
            <text:p text:style-name="P4"><text:span text:style-name="T3">21</text:span><text:span text:style-name="T4">who through him are believers in God, who raised him from the dead and gave him glory, so that your faith and hope are in God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2" draw:layer="layout" svg:width="24.638cm" svg:height="4.76cm" svg:x="1.524cm" svg:y="0.762cm">
          <draw:text-box>
            <text:p text:style-name="P4"><text:span text:style-name="T3">22</text:span><text:span text:style-name="T4">Having purified your souls by your obedience to the truth for a sincere brotherly love, love one another earnestly from a pure heart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2" draw:layer="layout" svg:width="24.638cm" svg:height="4.76cm" svg:x="1.524cm" svg:y="0.762cm">
          <draw:text-box>
            <text:p text:style-name="P4"><text:span text:style-name="T3">23</text:span><text:span text:style-name="T4">since you have been born again, not of perishable seed but of imperishable, through the living and abiding word of God; </text:span><text:span text:style-name="T3">24</text:span><text:span text:style-name="T4">f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2" draw:layer="layout" svg:width="24.638cm" svg:height="6.263cm" svg:x="1.524cm" svg:y="0.762cm">
          <draw:text-box>
            <text:p text:style-name="P4"><text:span text:style-name="T4">“</text:span><text:span text:style-name="T4">All flesh is like grass</text:span></text:p>
            <text:p><text:span text:style-name="T4">and all its glory like the flower of grass.</text:span></text:p>
            <text:p><text:span text:style-name="T4">The grass withers,</text:span></text:p>
            <text:p><text:span text:style-name="T4">and the flower fall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" draw:text-style-name="P5" draw:layer="layout" svg:width="24.638cm" svg:height="4.76cm" svg:x="1.524cm" svg:y="0.762cm">
          <draw:text-box>
            <text:p text:style-name="P4"><text:span text:style-name="T3">25</text:span><text:span text:style-name="T4">but the word of the Lord remains forever.”</text:span></text:p>
            <text:p><text:span text:style-name="T4">And this word is the good news that was preached to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6T20:02:43.921000000</meta:creation-date>
    <dc:date>2017-04-28T09:31:56.268000000</dc:date>
    <meta:editing-duration>PT5M56S</meta:editing-duration>
    <meta:editing-cycles>5</meta:editing-cycles>
    <meta:generator>LibreOffice/5.2.6.2$Windows_X86_64 LibreOffice_project/a3100ed2409ebf1c212f5048fbe377c281438fdc</meta:generator>
    <meta:document-statistic meta:object-count="48"/>
  </office:meta>
</office:document-meta>
</file>